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587in" svg:height="3.5453in" svg:x="5.6587in" svg:y="1.1606in">
            <draw:object draw:notify-on-update-of-ranges="Sheet1.C1:Sheet1.C1 Sheet1.C2:Sheet1.C36 Sheet1.D1:Sheet1.D1 Sheet1.D2:Sheet1.D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log(2^k)</text:p>
          </table:table-cell>
          <table:table-cell office:value-type="string" calcext:value-type="string">
            <text:p>log(Nc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LOG(2^[.A2])" office:value-type="float" office:value="4.8164799306237" calcext:value-type="float">
            <text:p>4.8164799306</text:p>
          </table:table-cell>
          <table:table-cell table:formula="of:=LOG([.B2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LOG(2^[.A3])" office:value-type="float" office:value="5.11750992628768" calcext:value-type="float">
            <text:p>5.1175099263</text:p>
          </table:table-cell>
          <table:table-cell table:formula="of:=LOG([.B3])" office:value-type="float" office:value="0.477121254719662" calcext:value-type="float">
            <text:p>0.47712125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LOG(2^[.A4])" office:value-type="float" office:value="5.41853992195166" calcext:value-type="float">
            <text:p>5.418539922</text:p>
          </table:table-cell>
          <table:table-cell table:formula="of:=LOG([.B4])" office:value-type="float" office:value="0.602059991327962" calcext:value-type="float">
            <text:p>0.6020599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LOG(2^[.A5])" office:value-type="float" office:value="5.71956991761564" calcext:value-type="float">
            <text:p>5.7195699176</text:p>
          </table:table-cell>
          <table:table-cell table:formula="of:=LOG([.B5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LOG(2^[.A6])" office:value-type="float" office:value="6.02059991327962" calcext:value-type="float">
            <text:p>6.0205999133</text:p>
          </table:table-cell>
          <table:table-cell table:formula="of:=LOG([.B6])" office:value-type="float" office:value="1.20411998265592" calcext:value-type="float">
            <text:p>1.20411998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LOG(2^[.A7])" office:value-type="float" office:value="6.3216299089436" calcext:value-type="float">
            <text:p>6.3216299089</text:p>
          </table:table-cell>
          <table:table-cell table:formula="of:=LOG([.B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LOG(2^[.A8])" office:value-type="float" office:value="6.62265990460759" calcext:value-type="float">
            <text:p>6.6226599046</text:p>
          </table:table-cell>
          <table:table-cell table:formula="of:=LOG([.B8])" office:value-type="float" office:value="0.778151250383644" calcext:value-type="float">
            <text:p>0.77815125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LOG(2^[.A9])" office:value-type="float" office:value="6.92368990027157" calcext:value-type="float">
            <text:p>6.9236899003</text:p>
          </table:table-cell>
          <table:table-cell table:formula="of:=LOG([.B9])" office:value-type="float" office:value="1.25527250510331" calcext:value-type="float">
            <text:p>1.25527250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LOG(2^[.A10])" office:value-type="float" office:value="7.22471989593555" calcext:value-type="float">
            <text:p>7.2247198959</text:p>
          </table:table-cell>
          <table:table-cell table:formula="of:=LOG([.B10])" office:value-type="float" office:value="1.34242268082221" calcext:value-type="float">
            <text:p>1.34242268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LOG(2^[.A11])" office:value-type="float" office:value="7.52574989159953" calcext:value-type="float">
            <text:p>7.5257498916</text:p>
          </table:table-cell>
          <table:table-cell table:formula="of:=LOG([.B11])" office:value-type="float" office:value="1.23044892137827" calcext:value-type="float">
            <text:p>1.23044892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LOG(2^[.A12])" office:value-type="float" office:value="7.82677988726351" calcext:value-type="float">
            <text:p>7.8267798873</text:p>
          </table:table-cell>
          <table:table-cell table:formula="of:=LOG([.B12])" office:value-type="float" office:value="1.44715803134222" calcext:value-type="float">
            <text:p>1.44715803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LOG(2^[.A13])" office:value-type="float" office:value="8.12780988292749" calcext:value-type="float">
            <text:p>8.1278098829</text:p>
          </table:table-cell>
          <table:table-cell table:formula="of:=LOG([.B13])" office:value-type="float" office:value="1.76342799356294" calcext:value-type="float">
            <text:p>1.76342799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LOG(2^[.A14])" office:value-type="float" office:value="8.42883987859147" calcext:value-type="float">
            <text:p>8.4288398786</text:p>
          </table:table-cell>
          <table:table-cell table:formula="of:=LOG([.B14])" office:value-type="float" office:value="1.63346845557959" calcext:value-type="float">
            <text:p>1.6334684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LOG(2^[.A15])" office:value-type="float" office:value="8.72986987425545" calcext:value-type="float">
            <text:p>8.7298698743</text:p>
          </table:table-cell>
          <table:table-cell table:formula="of:=LOG([.B15])" office:value-type="float" office:value="1.57978359661681" calcext:value-type="float">
            <text:p>1.57978359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formula="of:=LOG(2^[.A16])" office:value-type="float" office:value="9.03089986991943" calcext:value-type="float">
            <text:p>9.0308998699</text:p>
          </table:table-cell>
          <table:table-cell table:formula="of:=LOG([.B16])" office:value-type="float" office:value="1.95904139232109" calcext:value-type="float">
            <text:p>1.95904139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1" calcext:value-type="float">
            <text:p>101</text:p>
          </table:table-cell>
          <table:table-cell table:formula="of:=LOG(2^[.A17])" office:value-type="float" office:value="9.33192986558342" calcext:value-type="float">
            <text:p>9.3319298656</text:p>
          </table:table-cell>
          <table:table-cell table:formula="of:=LOG([.B17])" office:value-type="float" office:value="2.00432137378264" calcext:value-type="float">
            <text:p>2.00432137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table:formula="of:=LOG(2^[.A18])" office:value-type="float" office:value="9.6329598612474" calcext:value-type="float">
            <text:p>9.6329598612</text:p>
          </table:table-cell>
          <table:table-cell table:formula="of:=LOG([.B18])" office:value-type="float" office:value="1.89209460269048" calcext:value-type="float">
            <text:p>1.8920946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8" calcext:value-type="float">
            <text:p>138</text:p>
          </table:table-cell>
          <table:table-cell table:formula="of:=LOG(2^[.A19])" office:value-type="float" office:value="9.93398985691138" calcext:value-type="float">
            <text:p>9.9339898569</text:p>
          </table:table-cell>
          <table:table-cell table:formula="of:=LOG([.B19])" office:value-type="float" office:value="2.13987908640124" calcext:value-type="float">
            <text:p>2.13987908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4" calcext:value-type="float">
            <text:p>244</text:p>
          </table:table-cell>
          <table:table-cell table:formula="of:=LOG(2^[.A20])" office:value-type="float" office:value="10.2350198525754" calcext:value-type="float">
            <text:p>10.2350198526</text:p>
          </table:table-cell>
          <table:table-cell table:formula="of:=LOG([.B20])" office:value-type="float" office:value="2.38738982633873" calcext:value-type="float">
            <text:p>2.38738982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3" calcext:value-type="float">
            <text:p>203</text:p>
          </table:table-cell>
          <table:table-cell table:formula="of:=LOG(2^[.A21])" office:value-type="float" office:value="10.5360498482393" calcext:value-type="float">
            <text:p>10.5360498482</text:p>
          </table:table-cell>
          <table:table-cell table:formula="of:=LOG([.B21])" office:value-type="float" office:value="2.30749603791321" calcext:value-type="float">
            <text:p>2.30749603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0" calcext:value-type="float">
            <text:p>220</text:p>
          </table:table-cell>
          <table:table-cell table:formula="of:=LOG(2^[.A22])" office:value-type="float" office:value="10.8370798439033" calcext:value-type="float">
            <text:p>10.8370798439</text:p>
          </table:table-cell>
          <table:table-cell table:formula="of:=LOG([.B22])" office:value-type="float" office:value="2.34242268082221" calcext:value-type="float">
            <text:p>2.34242268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0" calcext:value-type="float">
            <text:p>430</text:p>
          </table:table-cell>
          <table:table-cell table:formula="of:=LOG(2^[.A23])" office:value-type="float" office:value="11.1381098395673" calcext:value-type="float">
            <text:p>11.1381098396</text:p>
          </table:table-cell>
          <table:table-cell table:formula="of:=LOG([.B23])" office:value-type="float" office:value="2.63346845557959" calcext:value-type="float">
            <text:p>2.6334684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2" calcext:value-type="float">
            <text:p>472</text:p>
          </table:table-cell>
          <table:table-cell table:formula="of:=LOG(2^[.A24])" office:value-type="float" office:value="11.4391398352313" calcext:value-type="float">
            <text:p>11.4391398352</text:p>
          </table:table-cell>
          <table:table-cell table:formula="of:=LOG([.B24])" office:value-type="float" office:value="2.67394199863409" calcext:value-type="float">
            <text:p>2.67394199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" calcext:value-type="float">
            <text:p>390</text:p>
          </table:table-cell>
          <table:table-cell table:formula="of:=LOG(2^[.A25])" office:value-type="float" office:value="11.7401698308953" calcext:value-type="float">
            <text:p>11.7401698309</text:p>
          </table:table-cell>
          <table:table-cell table:formula="of:=LOG([.B25])" office:value-type="float" office:value="2.5910646070265" calcext:value-type="float">
            <text:p>2.5910646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4" calcext:value-type="float">
            <text:p>674</text:p>
          </table:table-cell>
          <table:table-cell table:formula="of:=LOG(2^[.A26])" office:value-type="float" office:value="12.0411998265592" calcext:value-type="float">
            <text:p>12.0411998266</text:p>
          </table:table-cell>
          <table:table-cell table:formula="of:=LOG([.B26])" office:value-type="float" office:value="2.82865989653532" calcext:value-type="float">
            <text:p>2.82865989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20" calcext:value-type="float">
            <text:p>1020</text:p>
          </table:table-cell>
          <table:table-cell table:formula="of:=LOG(2^[.A27])" office:value-type="float" office:value="12.3422298222232" calcext:value-type="float">
            <text:p>12.3422298222</text:p>
          </table:table-cell>
          <table:table-cell table:formula="of:=LOG([.B27])" office:value-type="float" office:value="3.00860017176192" calcext:value-type="float">
            <text:p>3.00860017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43" calcext:value-type="float">
            <text:p>843</text:p>
          </table:table-cell>
          <table:table-cell table:formula="of:=LOG(2^[.A28])" office:value-type="float" office:value="12.6432598178872" calcext:value-type="float">
            <text:p>12.6432598179</text:p>
          </table:table-cell>
          <table:table-cell table:formula="of:=LOG([.B28])" office:value-type="float" office:value="2.92582757462474" calcext:value-type="float">
            <text:p>2.92582757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52" calcext:value-type="float">
            <text:p>852</text:p>
          </table:table-cell>
          <table:table-cell table:formula="of:=LOG(2^[.A29])" office:value-type="float" office:value="12.9442898135512" calcext:value-type="float">
            <text:p>12.9442898136</text:p>
          </table:table-cell>
          <table:table-cell table:formula="of:=LOG([.B29])" office:value-type="float" office:value="2.9304395947667" calcext:value-type="float">
            <text:p>2.93043959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24" calcext:value-type="float">
            <text:p>1524</text:p>
          </table:table-cell>
          <table:table-cell table:formula="of:=LOG(2^[.A30])" office:value-type="float" office:value="13.2453198092152" calcext:value-type="float">
            <text:p>13.2453198092</text:p>
          </table:table-cell>
          <table:table-cell table:formula="of:=LOG([.B30])" office:value-type="float" office:value="3.18298496700358" calcext:value-type="float">
            <text:p>3.1829849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8" calcext:value-type="float">
            <text:p>1628</text:p>
          </table:table-cell>
          <table:table-cell table:formula="of:=LOG(2^[.A31])" office:value-type="float" office:value="13.5463498048792" calcext:value-type="float">
            <text:p>13.5463498049</text:p>
          </table:table-cell>
          <table:table-cell table:formula="of:=LOG([.B31])" office:value-type="float" office:value="3.21165440055318" calcext:value-type="float">
            <text:p>3.21165440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56" calcext:value-type="float">
            <text:p>1156</text:p>
          </table:table-cell>
          <table:table-cell table:formula="of:=LOG(2^[.A32])" office:value-type="float" office:value="13.8473798005431" calcext:value-type="float">
            <text:p>13.8473798005</text:p>
          </table:table-cell>
          <table:table-cell table:formula="of:=LOG([.B32])" office:value-type="float" office:value="3.06295783408451" calcext:value-type="float">
            <text:p>3.06295783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08" calcext:value-type="float">
            <text:p>1708</text:p>
          </table:table-cell>
          <table:table-cell table:formula="of:=LOG(2^[.A33])" office:value-type="float" office:value="14.1484097962071" calcext:value-type="float">
            <text:p>14.1484097962</text:p>
          </table:table-cell>
          <table:table-cell table:formula="of:=LOG([.B33])" office:value-type="float" office:value="3.23248786635299" calcext:value-type="float">
            <text:p>3.23248786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26" calcext:value-type="float">
            <text:p>2626</text:p>
          </table:table-cell>
          <table:table-cell table:formula="of:=LOG(2^[.A34])" office:value-type="float" office:value="14.4494397918711" calcext:value-type="float">
            <text:p>14.4494397919</text:p>
          </table:table-cell>
          <table:table-cell table:formula="of:=LOG([.B34])" office:value-type="float" office:value="3.41929472175346" calcext:value-type="float">
            <text:p>3.41929472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31" calcext:value-type="float">
            <text:p>2031</text:p>
          </table:table-cell>
          <table:table-cell table:formula="of:=LOG(2^[.A35])" office:value-type="float" office:value="14.7504697875351" calcext:value-type="float">
            <text:p>14.7504697875</text:p>
          </table:table-cell>
          <table:table-cell table:formula="of:=LOG([.B35])" office:value-type="float" office:value="3.30770992340481" calcext:value-type="float">
            <text:p>3.30770992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2" calcext:value-type="float">
            <text:p>1632</text:p>
          </table:table-cell>
          <table:table-cell table:formula="of:=LOG(2^[.A36])" office:value-type="float" office:value="15.0514997831991" calcext:value-type="float">
            <text:p>15.0514997832</text:p>
          </table:table-cell>
          <table:table-cell table:formula="of:=LOG([.B36])" office:value-type="float" office:value="3.21272015441784" calcext:value-type="float">
            <text:p>3.2127201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5:59:02.032000640</meta:creation-date>
    <dc:date>2016-05-16T16:14:44.878292739</dc:date>
    <meta:editing-duration>PT8M1S</meta:editing-duration>
    <meta:editing-cycles>2</meta:editing-cycles>
    <meta:generator>LibreOffice/4.2.8.2$Linux_X86_64 LibreOffice_project/420m0$Build-2</meta:generator>
    <meta:document-statistic meta:table-count="1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text-properties fo:font-size="12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88cm" svg:height="9.006cm" xlink:href=".." xlink:type="simple" chart:class="chart:scatter" chart:style-name="ch1">
        <chart:title svg:x="1.053cm" svg:y="0.316cm" chart:style-name="ch2">
          <text:p>log10(Nc) vs log10(2^k) ( y vs x ) for T [1e-4, 2.0]</text:p>
        </chart:title>
        <chart:plot-area chart:style-name="ch3" table:cell-range-address="Sheet1.C1:Sheet1.D36" chart:data-source-has-labels="row" svg:x="0.241cm" svg:y="1.301cm" svg:width="11.606cm" svg:height="7.525cm">
          <chartooo:coordinate-region svg:x="0.968cm" svg:y="1.5cm" svg:width="10.692cm" svg:height="6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6" chart:label-cell-address="Sheet1.D1:Sheet1.D1" chart:class="chart:scatter">
            <chart:domain table:cell-range-address="Sheet1.C2:Sheet1.C36"/>
            <chart:regression-curve chart:style-name="ch7">
              <chart:equation chart:display-equation="true" chart:display-r-square="true" svg:x="1.144cm" svg:y="1.798cm" chart:style-name="ch8"/>
            </chart:regression-curve>
            <chart:data-point chart:repeated="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g(Nc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164799306237">
                <text:p>4.8164799306237</text:p>
                <draw:g>
                  <svg:desc>Sheet1.C2:Sheet1.C36</svg:desc>
                </draw:g>
              </table:table-cell>
              <table:table-cell office:value-type="float" office:value="0.602059991327962">
                <text:p>0.602059991327962</text:p>
                <draw:g>
                  <svg:desc>Sheet1.D2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1750992628768">
                <text:p>5.1175099262876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1853992195166">
                <text:p>5.4185399219516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1956991761564">
                <text:p>5.7195699176156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2059991327962">
                <text:p>6.02059991327962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16299089436">
                <text:p>6.32162990894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62265990460759">
                <text:p>6.62265990460759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2368990027157">
                <text:p>6.9236899002715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2471989593555">
                <text:p>7.22471989593555</text:p>
              </table:table-cell>
              <table:table-cell office:value-type="float" office:value="1.34242268082221">
                <text:p>1.34242268082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2574989159953">
                <text:p>7.52574989159953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2677988726351">
                <text:p>7.82677988726351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2780988292749">
                <text:p>8.12780988292749</text:p>
              </table:table-cell>
              <table:table-cell office:value-type="float" office:value="1.76342799356294">
                <text:p>1.76342799356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2883987859147">
                <text:p>8.42883987859147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72986987425545">
                <text:p>8.72986987425545</text:p>
              </table:table-cell>
              <table:table-cell office:value-type="float" office:value="1.57978359661681">
                <text:p>1.579783596616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03089986991943">
                <text:p>9.03089986991943</text:p>
              </table:table-cell>
              <table:table-cell office:value-type="float" office:value="1.95904139232109">
                <text:p>1.9590413923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33192986558342">
                <text:p>9.33192986558342</text:p>
              </table:table-cell>
              <table:table-cell office:value-type="float" office:value="2.00432137378264">
                <text:p>2.00432137378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6329598612474">
                <text:p>9.6329598612474</text:p>
              </table:table-cell>
              <table:table-cell office:value-type="float" office:value="1.89209460269048">
                <text:p>1.89209460269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93398985691138">
                <text:p>9.93398985691138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350198525754">
                <text:p>10.2350198525754</text:p>
              </table:table-cell>
              <table:table-cell office:value-type="float" office:value="2.38738982633873">
                <text:p>2.38738982633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5360498482393">
                <text:p>10.5360498482393</text:p>
              </table:table-cell>
              <table:table-cell office:value-type="float" office:value="2.30749603791321">
                <text:p>2.307496037913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370798439033">
                <text:p>10.8370798439033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1381098395673">
                <text:p>11.1381098395673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391398352313">
                <text:p>11.4391398352313</text:p>
              </table:table-cell>
              <table:table-cell office:value-type="float" office:value="2.67394199863409">
                <text:p>2.67394199863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401698308953">
                <text:p>11.7401698308953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0411998265592">
                <text:p>12.0411998265592</text:p>
              </table:table-cell>
              <table:table-cell office:value-type="float" office:value="2.82865989653532">
                <text:p>2.828659896535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3422298222232">
                <text:p>12.3422298222232</text:p>
              </table:table-cell>
              <table:table-cell office:value-type="float" office:value="3.00860017176192">
                <text:p>3.008600171761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432598178872">
                <text:p>12.6432598178872</text:p>
              </table:table-cell>
              <table:table-cell office:value-type="float" office:value="2.92582757462474">
                <text:p>2.92582757462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442898135512">
                <text:p>12.9442898135512</text:p>
              </table:table-cell>
              <table:table-cell office:value-type="float" office:value="2.9304395947667">
                <text:p>2.9304395947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2453198092152">
                <text:p>13.2453198092152</text:p>
              </table:table-cell>
              <table:table-cell office:value-type="float" office:value="3.18298496700358">
                <text:p>3.18298496700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5463498048792">
                <text:p>13.5463498048792</text:p>
              </table:table-cell>
              <table:table-cell office:value-type="float" office:value="3.21165440055318">
                <text:p>3.21165440055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8473798005431">
                <text:p>13.8473798005431</text:p>
              </table:table-cell>
              <table:table-cell office:value-type="float" office:value="3.06295783408451">
                <text:p>3.062957834084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484097962071">
                <text:p>14.1484097962071</text:p>
              </table:table-cell>
              <table:table-cell office:value-type="float" office:value="3.23248786635299">
                <text:p>3.23248786635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4494397918711">
                <text:p>14.4494397918711</text:p>
              </table:table-cell>
              <table:table-cell office:value-type="float" office:value="3.41929472175346">
                <text:p>3.419294721753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7504697875351">
                <text:p>14.7504697875351</text:p>
              </table:table-cell>
              <table:table-cell office:value-type="float" office:value="3.30770992340481">
                <text:p>3.30770992340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514997831991">
                <text:p>15.0514997831991</text:p>
              </table:table-cell>
              <table:table-cell office:value-type="float" office:value="3.21272015441784">
                <text:p>3.21272015441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